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nvolucrados" style:family="table">
      <style:table-properties style:width="17.59cm" table:align="margins"/>
    </style:style>
    <style:style style:name="Involucrados.A" style:family="table-column">
      <style:table-column-properties style:column-width="2.792cm" style:rel-column-width="10403*"/>
    </style:style>
    <style:style style:name="Involucrados.B" style:family="table-column">
      <style:table-column-properties style:column-width="6.003cm" style:rel-column-width="22364*"/>
    </style:style>
    <style:style style:name="Involucrados.C" style:family="table-column">
      <style:table-column-properties style:column-width="5.302cm" style:rel-column-width="19755*"/>
    </style:style>
    <style:style style:name="Involucrados.D" style:family="table-column">
      <style:table-column-properties style:column-width="3.493cm" style:rel-column-width="13013*"/>
    </style:style>
    <style:style style:name="Involucrado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nvolucrados.D1" style:family="table-cell">
      <style:table-cell-properties fo:background-color="#eeeeee" fo:padding="0.097cm" fo:border="0.05pt solid #000000">
        <style:background-image/>
      </style:table-cell-properties>
    </style:style>
    <style:style style:name="Involucrados.A2" style:family="table-cell">
      <style:table-cell-properties fo:padding="0.097cm" fo:border-left="0.05pt solid #000000" fo:border-right="none" fo:border-top="none" fo:border-bottom="0.05pt solid #000000"/>
    </style:style>
    <style:style style:name="Involucrados.B2" style:family="table-cell">
      <style:table-cell-properties fo:padding="0.097cm" fo:border-left="0.05pt solid #000000" fo:border-right="none" fo:border-top="none" fo:border-bottom="0.05pt solid #000000"/>
    </style:style>
    <style:style style:name="Involucrados.C2" style:family="table-cell">
      <style:table-cell-properties fo:padding="0.097cm" fo:border-left="0.05pt solid #000000" fo:border-right="none" fo:border-top="none" fo:border-bottom="0.05pt solid #000000"/>
    </style:style>
    <style:style style:name="Involucrado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639cm" fo:margin-left="-0.039cm" fo:margin-top="0cm" fo:margin-bottom="0cm" table:align="left" style:writing-mode="lr-tb"/>
    </style:style>
    <style:style style:name="Table3.A" style:family="table-column">
      <style:table-column-properties style:column-width="4.807cm"/>
    </style:style>
    <style:style style:name="Table3.B" style:family="table-column">
      <style:table-column-properties style:column-width="4.032cm"/>
    </style:style>
    <style:style style:name="Table3.C" style:family="table-column">
      <style:table-column-properties style:column-width="4.383cm"/>
    </style:style>
    <style:style style:name="Table3.D" style:family="table-column">
      <style:table-column-properties style:column-width="4.417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eeeee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eeeeee" fo:padding-left="0.085cm" fo:padding-right="0.097cm" fo:padding-top="0.097cm" fo:padding-bottom="0.097cm" fo:border="0.25pt solid #000001">
        <style:background-image/>
      </style:table-cell-properties>
    </style:style>
    <style:style style:name="Table3.A4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5" style:family="paragraph" style:parent-style-name="Footer">
      <style:paragraph-properties fo:text-align="end" style:justify-single-word="false"/>
      <style:text-properties officeooo:paragraph-rsid="00106ff2"/>
    </style:style>
    <style:style style:name="P6" style:family="paragraph" style:parent-style-name="Standard">
      <style:text-properties fo:color="#00000a" style:font-name="Liberation Serif" fo:font-size="12pt" fo:language="es" fo:country="CO" fo:font-weight="normal" officeooo:paragraph-rsid="00181d55" style:font-name-asian="Tahoma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7" style:family="paragraph" style:parent-style-name="Standard">
      <style:text-properties officeooo:paragraph-rsid="00181d55"/>
    </style:style>
    <style:style style:name="P8" style:family="paragraph" style:parent-style-name="Table_20_Contents">
      <style:text-properties fo:color="#00000a" style:font-name="Liberation Serif" fo:font-size="12pt" fo:language="es" fo:country="CO" officeooo:paragraph-rsid="00181d55" style:font-name-asian="Tahoma" style:font-size-asian="12pt" style:language-asian="zh" style:country-asian="CN" style:font-name-complex="Lohit Devanagari" style:font-size-complex="12pt" style:language-complex="hi" style:country-complex="IN"/>
    </style:style>
    <style:style style:name="P9" style:family="paragraph" style:parent-style-name="Table_20_Contents">
      <style:text-properties style:font-name="Liberation Serif" officeooo:paragraph-rsid="00181d55"/>
    </style:style>
    <style:style style:name="P10" style:family="paragraph" style:parent-style-name="Table_20_Contents">
      <style:text-properties style:font-name="Liberation Serif" fo:font-weight="bold" officeooo:paragraph-rsid="00181d5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weight="bold" officeooo:paragraph-rsid="00181d55" style:font-weight-asian="bold" style:font-weight-complex="bold"/>
    </style:style>
    <style:style style:name="P12" style:family="paragraph" style:parent-style-name="Table_20_Contents">
      <style:text-properties style:font-name="Liberation Serif" fo:font-size="10pt" officeooo:paragraph-rsid="00181d55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1afa40" officeooo:paragraph-rsid="001a2190" style:font-name-asian="Tahoma" style:font-size-asian="12pt" style:font-weight-asian="bold" style:font-name-complex="Lohit Devanagari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b5277" officeooo:paragraph-rsid="001b5277" style:font-name-asian="Tahoma" style:font-size-asian="12pt" style:font-name-complex="Lohit Devanagari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a" style:font-name="Liberation Serif" fo:font-size="12pt" fo:language="es" fo:country="CO" fo:font-weight="normal" officeooo:paragraph-rsid="001938d5" style:font-name-asian="Tahoma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a" style:font-name="Liberation Serif" fo:font-size="12pt" fo:language="es" fo:country="CO" fo:font-weight="bold" officeooo:paragraph-rsid="00181d55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a" style:font-name="Liberation Serif" fo:font-size="12pt" fo:language="es" fo:country="CO" fo:font-weight="bold" officeooo:paragraph-rsid="001a2190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a" style:font-name="Liberation Serif" fo:font-size="12pt" fo:language="es" fo:country="CO" fo:font-weight="bold" officeooo:paragraph-rsid="001a2190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a" fo:font-size="12pt" fo:language="es" fo:country="CO" fo:font-weight="normal" officeooo:rsid="001afa40" officeooo:paragraph-rsid="001a2190" style:font-name-asian="Tahoma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a" fo:font-size="12pt" fo:language="es" fo:country="CO" fo:font-weight="normal" officeooo:paragraph-rsid="001a2190" style:font-name-asian="Tahoma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59a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850269896560" text:id="ct94850269896560">
          <text:insertion>
            <office:change-info>
              <dc:creator>Julian Raigosa</dc:creator>
              <dc:date>2016-07-21T09:34:00</dc:date>
            </office:change-info>
          </text:insertion>
        </text:changed-region>
        <text:changed-region xml:id="ct94850271504368" text:id="ct94850271504368">
          <text:insertion>
            <office:change-info>
              <dc:creator>Julian Raigosa</dc:creator>
              <dc:date>2016-07-19T11:35:00</dc:date>
            </office:change-info>
          </text:insertion>
        </text:changed-region>
        <text:changed-region xml:id="ct94850269915520" text:id="ct94850269915520">
          <text:insertion>
            <office:change-info>
              <dc:creator>Julian Raigosa</dc:creator>
              <dc:date>2016-07-19T11:35:00</dc:date>
            </office:change-info>
          </text:insertion>
        </text:changed-region>
        <text:changed-region xml:id="ct94850265364464" text:id="ct94850265364464">
          <text:insertion>
            <office:change-info>
              <dc:creator>Julian Raigosa</dc:creator>
              <dc:date>2016-07-19T11:35:00</dc:date>
            </office:change-info>
          </text:insertion>
        </text:changed-region>
        <text:changed-region xml:id="ct94850265364656" text:id="ct94850265364656">
          <text:insertion>
            <office:change-info>
              <dc:creator>Julian Raigosa</dc:creator>
              <dc:date>2016-07-19T11:35:00</dc:date>
            </office:change-info>
          </text:insertion>
        </text:changed-region>
        <text:changed-region xml:id="ct94850265262272" text:id="ct94850265262272">
          <text:insertion>
            <office:change-info>
              <dc:creator>Julian Raigosa</dc:creator>
              <dc:date>2016-07-19T11:35:00</dc:date>
            </office:change-info>
          </text:insertion>
        </text:changed-region>
        <text:changed-region xml:id="ct94850270511792" text:id="ct94850270511792">
          <text:insertion>
            <office:change-info>
              <dc:creator>Julian Raigosa</dc:creator>
              <dc:date>2016-07-21T09:36:00</dc:date>
            </office:change-info>
          </text:insertion>
        </text:changed-region>
        <text:changed-region xml:id="ct94850264669088" text:id="ct94850264669088">
          <text:insertion>
            <office:change-info>
              <dc:creator>Julian Raigosa</dc:creator>
              <dc:date>2016-07-19T11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change-start text:change-id="ct94850269896560"/>En este formato se deben definir todas aquellas personas que intervienen de una u otra manera en el proyecto de contabilidad, ya sea directa o indirectamente haciendo que el proyecto se pueda completar <text:span text:style-name="T3">se debe definir quienes son internos y quienes externos, quienes estan a favor y quienes en contra y ademas todas las actividades que se identifiquen deben tener un entregable.</text:span><text:change-end text:change-id="ct94850269896560"/><text:change-start text:change-id="ct94850271504368"/></text:p>
      <text:p text:style-name="P16"/>
      <text:p text:style-name="P17"><text:change-end text:change-id="ct94850271504368"/></text:p>
      <table:table table:name="Involucrados" table:style-name="Involucrados">
        <table:table-column table:style-name="Involucrados.A"/>
        <table:table-column table:style-name="Involucrados.B"/>
        <table:table-column table:style-name="Involucrados.C"/>
        <table:table-column table:style-name="Involucrados.D"/>
        <table:table-row>
          <table:table-cell table:style-name="Involucrados.A1" office:value-type="string">
            <text:p text:style-name="P13"><text:change-start text:change-id="ct94850269915520"/>Código<text:change-end text:change-id="ct94850269915520"/></text:p>
          </table:table-cell>
          <table:table-cell table:style-name="Involucrados.A1" office:value-type="string">
            <text:p text:style-name="P13"><text:change-start text:change-id="ct94850265364464"/>Descripción<text:change-end text:change-id="ct94850265364464"/></text:p>
          </table:table-cell>
          <table:table-cell table:style-name="Involucrados.A1" office:value-type="string">
            <text:p text:style-name="P13"><text:change-start text:change-id="ct94850265364656"/>Nombre<text:change-end text:change-id="ct94850265364656"/></text:p>
          </table:table-cell>
          <table:table-cell table:style-name="Involucrados.D1" office:value-type="string">
            <text:p text:style-name="P13"><text:change-start text:change-id="ct94850265262272"/>Tipo<text:change-end text:change-id="ct94850265262272"/></text:p>
          </table:table-cell>
        </table:table-row>
        <table:table-row>
          <table:table-cell table:style-name="Involucrados.A2" office:value-type="string">
            <text:p text:style-name="P13"/>
          </table:table-cell>
          <table:table-cell table:style-name="Involucrados.B2" office:value-type="string">
            <text:p text:style-name="P19"/>
          </table:table-cell>
          <table:table-cell table:style-name="Involucrados.C2" office:value-type="string">
            <text:p text:style-name="P20"/>
          </table:table-cell>
          <table:table-cell table:style-name="Involucrados.D2" office:value-type="string">
            <text:p text:style-name="P14"><text:change-start text:change-id="ct94850270511792"/>Interno-Externo<text:change-end text:change-id="ct94850270511792"/></text:p>
          </table:table-cell>
        </table:table-row>
      </table:table>
      <text:p text:style-name="P18"><text:change-start text:change-id="ct9485026466908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2">Nombre del proyecto </text:span><text:span text:style-name="T1">*</text:span></text:p>
          </table:table-cell>
          <table:table-cell table:style-name="Table3.B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0">Módulo</text:p>
          </table:table-cell>
          <table:table-cell table:style-name="Table3.B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1">Involucrado</text:p>
          </table:table-cell>
          <table:table-cell table:style-name="Table3.A1" office:value-type="string">
            <text:p text:style-name="P11">Actividad</text:p>
          </table:table-cell>
          <table:table-cell table:style-name="Table3.A1" office:value-type="string">
            <text:p text:style-name="P11">Fecha de Ejecución</text:p>
          </table:table-cell>
          <table:table-cell table:style-name="Table3.B1" office:value-type="string">
            <text:p text:style-name="P11">Entregable</text:p>
          </table:table-cell>
        </table:table-row>
        <table:table-row table:style-name="Table3.1">
          <table:table-cell table:style-name="Table3.A4" office:value-type="string">
            <text:p text:style-name="P12">Gerente Ext.</text:p>
          </table:table-cell>
          <table:table-cell table:style-name="Table3.A4" office:value-type="string">
            <text:p text:style-name="P12">Aprovacion del proyecto</text:p>
          </table:table-cell>
          <table:table-cell table:style-name="Table3.A4" office:value-type="string">
            <text:p text:style-name="P12">Mes final</text:p>
          </table:table-cell>
          <table:table-cell table:style-name="Table3.D4" office:value-type="string">
            <text:p text:style-name="P12">Acta de producto recibido</text:p>
          </table:table-cell>
        </table:table-row>
        <table:table-row table:style-name="Table3.1">
          <table:table-cell table:style-name="Table3.A4" office:value-type="string">
            <text:p text:style-name="P12">Aux. Administrativo</text:p>
          </table:table-cell>
          <table:table-cell table:style-name="Table3.A4" office:value-type="string">
            <text:p text:style-name="P12">Recaudar cobros</text:p>
          </table:table-cell>
          <table:table-cell table:style-name="Table3.A4" office:value-type="string">
            <text:p text:style-name="P12">Mes 1, Mes 3, Mes Final</text:p>
          </table:table-cell>
          <table:table-cell table:style-name="Table3.D4" office:value-type="string">
            <text:p text:style-name="P12">Recibos de Caja</text:p>
          </table:table-cell>
        </table:table-row>
        <table:table-row table:style-name="Table3.1">
          <table:table-cell table:style-name="Table3.A4" office:value-type="string">
            <text:p text:style-name="P9">...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D4" office:value-type="string">
            <text:p text:style-name="P8"/>
          </table:table-cell>
        </table:table-row>
      </table:table>
      <text:p text:style-name="P6"/>
      <text:p text:style-name="P7"><text:change-end text:change-id="ct948502646690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title>Planeación de los Involucrados</text:title></text:p>
              <text:p text:style-name="MP3"><text:subject>Formato de planeacion de las personas involucradas.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-07</text:user-defined></text:p>
                  </table:table-cell>
                  <table:table-cell table:style-name="Table1.B4" office:value-type="string">
                    <text:p text:style-name="Revision_20_Table_20_Content"><text:editing-cycles>6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6/08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1:33:29.922721582</meta:creation-date>
    <meta:editing-cycles>6</meta:editing-cycles>
    <meta:editing-duration>PT5M12S</meta:editing-duration>
    <dc:subject>Formato de planeacion de las personas involucradas.</dc:subject>
    <dc:title>Planeación de los Involucrados</dc:title>
    <meta:generator>LibreOffice/4.3.7.2$Linux_X86_64 LibreOffice_project/430$Build-2</meta:generator>
    <meta:initial-creator>Julian Raigosa</meta:initial-creator>
    <dc:date>2016-08-26T15:42:23.534751562</dc:date>
    <dc:creator>Julian Raigosa</dc:creator>
    <meta:document-statistic meta:table-count="4" meta:image-count="1" meta:object-count="0" meta:page-count="1" meta:paragraph-count="36" meta:word-count="127" meta:character-count="801" meta:non-whitespace-character-count="710"/>
    <meta:user-defined meta:name="Classification">TRN3</meta:user-defined>
    <meta:user-defined meta:name="Code">DE-FO-PP-07</meta:user-defined>
    <meta:user-defined meta:name="Expiry" meta:value-type="date">2017-04-28</meta:user-defined>
  </office:meta>
</office:document-meta>
</file>